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examples.model;</text:span></text:p>
      <text:p text:style-name="P1"><text:span text:style-name="T1"/></text:p>
      <text:p text:style-name="P1"><text:span text:style-name="T1">import javax.persistence.Entity;</text:span></text:p>
      <text:p text:style-name="P1"><text:span text:style-name="T1">import javax.persistence.Id;</text:span></text:p>
      <text:p text:style-name="P1"><text:span text:style-name="T1"/></text:p>
      <text:p text:style-name="P1"><text:span text:style-name="T1">@Entity</text:span></text:p>
      <text:p text:style-name="P1"><text:span text:style-name="T1">public class Employee {</text:span></text:p>
      <text:p text:style-name="P1"><text:span text:style-name="T1"><text:s text:c="4"/>@Id</text:span></text:p>
      <text:p text:style-name="P1"><text:span text:style-name="T1"><text:s text:c="4"/>private int id;</text:span></text:p>
      <text:p text:style-name="P1"><text:span text:style-name="T1"><text:s text:c="4"/>private String name;</text:span></text:p>
      <text:p text:style-name="P1"><text:span text:style-name="T1"><text:s text:c="4"/>private long salary;</text:span></text:p>
      <text:p text:style-name="P1"><text:span text:style-name="T1"/></text:p>
      <text:p text:style-name="P1"><text:span text:style-name="T1"><text:s text:c="4"/>public Employee() {}</text:span></text:p>
      <text:p text:style-name="P1"><text:span text:style-name="T1"><text:s text:c="4"/>public Employee(int id) {</text:span></text:p>
      <text:p text:style-name="P1"><text:span text:style-name="T1"><text:s text:c="8"/>this.id = id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int getId() {</text:span></text:p>
      <text:p text:style-name="P1"><text:span text:style-name="T1"><text:s text:c="8"/>return id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setId(int id) {</text:span></text:p>
      <text:p text:style-name="P1"><text:span text:style-name="T1"><text:s text:c="8"/>this.id = id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String getName() {</text:span></text:p>
      <text:p text:style-name="P1"><text:span text:style-name="T1"><text:s text:c="8"/>return name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setName(String name) {</text:span></text:p>
      <text:p text:style-name="P1"><text:span text:style-name="T1"><text:s text:c="8"/>this.name = name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long getSalary() {</text:span></text:p>
      <text:p text:style-name="P1"><text:span text:style-name="T1"><text:s text:c="8"/>return salary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void setSalary(long salary) {</text:span></text:p>
      <text:p text:style-name="P1"><text:span text:style-name="T1"><text:s text:c="8"/>this.salary = salary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String toString() {</text:span></text:p>
      <text:p text:style-name="P1"><text:span text:style-name="T1"><text:s text:c="8"/>return "Employee id: " + getId() + " name: " + getName() + " salary: " + getSalary(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package examples.model;</text:span></text:p>
      <text:p text:style-name="P1"><text:span text:style-name="T1"/></text:p>
      <text:p text:style-name="P1"><text:span text:style-name="T1">import java.util.Collection;</text:span></text:p>
      <text:p text:style-name="P1"><text:span text:style-name="T1"/></text:p>
      <text:p text:style-name="P1"><text:span text:style-name="T1">import javax.persistence.EntityManager;</text:span></text:p>
      <text:p text:style-name="P1"><text:span text:style-name="T1">import javax.persistence.TypedQuery;</text:span></text:p>
      <text:p text:style-name="P1"><text:span text:style-name="T1"/></text:p>
      <text:p text:style-name="P1"><text:span text:style-name="T1"/></text:p>
      <text:p text:style-name="P1"><text:span text:style-name="T1">public class EmployeeService {</text:span></text:p>
      <text:p text:style-name="P1"><text:span text:style-name="T1"><text:s text:c="4"/>protected EntityManager em;</text:span></text:p>
      <text:p text:style-name="P1"><text:span text:style-name="T1"/></text:p>
      <text:p text:style-name="P1"><text:span text:style-name="T1"><text:s text:c="4"/>public EmployeeService(EntityManager em) {</text:span></text:p>
      <text:p text:style-name="P1"><text:span text:style-name="T1"><text:s text:c="8"/>this.em = em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Employee createEmployee(int id, String name, long salary) {</text:span></text:p>
      <text:p text:style-name="P1"><text:span text:style-name="T1"><text:s text:c="8"/>Employee emp = new Employee(id);</text:span></text:p>
      <text:p text:style-name="P1"><text:span text:style-name="T1"><text:s text:c="8"/>emp.setName(name);</text:span></text:p>
      <text:p text:style-name="P1"><text:span text:style-name="T1"><text:s text:c="8"/>emp.setSalary(salary);</text:span></text:p>
      <text:p text:style-name="P1"><text:span text:style-name="T1"><text:s text:c="8"/>em.persist(emp);</text:span></text:p>
      <text:p text:style-name="P1"><text:span text:style-name="T1"><text:s text:c="8"/>return emp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void removeEmployee(int id) {</text:span></text:p>
      <text:p text:style-name="P1"><text:span text:style-name="T1"><text:s text:c="8"/>Employee emp = findEmployee(id);</text:span></text:p>
      <text:p text:style-name="P1"><text:span text:style-name="T1"><text:s text:c="8"/>if (emp != null) {</text:span></text:p>
      <text:p text:style-name="P1"><text:span text:style-name="T1"><text:s text:c="12"/>em.remove(emp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Employee raiseEmployeeSalary(int id, long raise) {</text:span></text:p>
      <text:p text:style-name="P1"><text:span text:style-name="T1"><text:s text:c="8"/>Employee emp = em.find(Employee.class, id);</text:span></text:p>
      <text:p text:style-name="P1"><text:span text:style-name="T1"><text:s text:c="8"/>if (emp != null) {</text:span></text:p>
      <text:p text:style-name="P1"><text:span text:style-name="T1"><text:s text:c="12"/>emp.setSalary(emp.getSalary() + raise);</text:span></text:p>
      <text:p text:style-name="P1"><text:span text:style-name="T1"><text:s text:c="8"/>}</text:span></text:p>
      <text:p text:style-name="P1"><text:span text:style-name="T1"><text:s text:c="8"/>return emp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Employee findEmployee(int id) {</text:span></text:p>
      <text:p text:style-name="P1"><text:span text:style-name="T1"><text:s text:c="8"/>return em.find(Employee.class, id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Collection&lt;Employee&gt; findAllEmployees() {</text:span></text:p>
      <text:p text:style-name="P1"><text:span text:style-name="T1"><text:s text:c="8"/>TypedQuery query = em.createQuery("SELECT e FROM Employee e", Employee.class);</text:span></text:p>
      <text:p text:style-name="P1"><text:span text:style-name="T1"><text:s text:c="8"/>return query.getResultList(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package examples.servlet;</text:span></text:p>
      <text:p text:style-name="P1"><text:span text:style-name="T1"/></text:p>
      <text:p text:style-name="P1"><text:span text:style-name="T1">import java.io.IOException;</text:span></text:p>
      <text:p text:style-name="P1"><text:span text:style-name="T1">import java.io.PrintWriter;</text:span></text:p>
      <text:p text:style-name="P1"><text:span text:style-name="T1"/></text:p>
      <text:p text:style-name="P1"><text:span text:style-name="T1">import javax.servlet.ServletException;</text:span></text:p>
      <text:p text:style-name="P1"><text:span text:style-name="T1">import javax.servlet.http.HttpServlet;</text:span></text:p>
      <text:p text:style-name="P1"><text:span text:style-name="T1">import javax.servlet.http.HttpServletRequest;</text:span></text:p>
      <text:p text:style-name="P1"><text:span text:style-name="T1">import javax.servlet.http.HttpServletResponse;</text:span></text:p>
      <text:p text:style-name="P1"><text:span text:style-name="T1">import javax.servlet.http.HttpSession;</text:span></text:p>
      <text:p text:style-name="P1"><text:span text:style-name="T1">import javax.servlet.annotation.WebServlet;</text:span></text:p>
      <text:p text:style-name="P1"><text:span text:style-name="T1"/></text:p>
      <text:p text:style-name="P1"><text:span text:style-name="T1">@WebServlet(name="LoginServlet", </text:span></text:p>
      <text:p text:style-name="P1"><text:span text:style-name="T1"><text:s text:c="12"/>urlPatterns="/LoginServlet")</text:span></text:p>
      <text:p text:style-name="P1"><text:span text:style-name="T1">public class LoginServlet extends HttpServlet {</text:span></text:p>
      <text:p text:style-name="P1"><text:span text:style-name="T1"/></text:p>
      <text:p text:style-name="P1"><text:span text:style-name="T1"><text:s text:c="4"/>private final String TITLE = </text:span></text:p>
      <text:p text:style-name="P1"><text:span text:style-name="T1"><text:s text:c="8"/>"Chapter 3: Servlet Example";</text:span></text:p>
      <text:p text:style-name="P1"><text:span text:style-name="T1"><text:s text:c="4"/></text:span></text:p>
      <text:p text:style-name="P1"><text:span text:style-name="T1"><text:s text:c="4"/>private final String DESCRIPTION = </text:span></text:p>
      <text:p text:style-name="P1"><text:span text:style-name="T1"><text:s text:c="8"/>"This example demonstrates the basics of defining and accessing a servlet and how it can maintain state. &lt;/br&gt;" +</text:span></text:p>
      <text:p text:style-name="P1"><text:span text:style-name="T1"><text:s text:c="8"/>"Enter a user id and click 'Go'. This will trigger a servlet that stores the user id " +</text:span></text:p>
      <text:p text:style-name="P1"><text:span text:style-name="T1"><text:s text:c="8"/>"in the http session and prints it out. Note there is no persistence yet";</text:span></text:p>
      <text:p text:style-name="P1"><text:span text:style-name="T1"/></text:p>
      <text:p text:style-name="P1"><text:span text:style-name="T1"/></text:p>
      <text:p text:style-name="P1"><text:span text:style-name="T1"><text:s text:c="4"/>protected void doPost(HttpServletRequest request, HttpServletResponse response)</text:span></text:p>
      <text:p text:style-name="P1"><text:span text:style-name="T1"><text:s text:c="16"/>throws ServletException, IOException {</text:span></text:p>
      <text:p text:style-name="P1"><text:span text:style-name="T1"><text:s text:c="8"/>String userId = request.getParameter("user");</text:span></text:p>
      <text:p text:style-name="P1"><text:span text:style-name="T1"><text:s text:c="8"/>HttpSession session = request.getSession();</text:span></text:p>
      <text:p text:style-name="P1"><text:span text:style-name="T1"><text:s text:c="8"/>session.setAttribute("user", userId);</text:span></text:p>
      <text:p text:style-name="P1"><text:span text:style-name="T1"/></text:p>
      <text:p text:style-name="P1"><text:span text:style-name="T1"><text:s text:c="8"/>response.setContentType("text/html");</text:span></text:p>
      <text:p text:style-name="P1"><text:span text:style-name="T1"><text:s text:c="8"/>PrintWriter out = response.getWriter();</text:span></text:p>
      <text:p text:style-name="P1"><text:span text:style-name="T1"/></text:p>
      <text:p text:style-name="P1"><text:span text:style-name="T1"><text:s text:c="8"/>printHtmlHeader(out);</text:span></text:p>
      <text:p text:style-name="P1"><text:span text:style-name="T1"><text:s text:c="8"/>out.println("User id: " + session.getAttribute("user"));</text:span></text:p>
      <text:p text:style-name="P1"><text:span text:style-name="T1"><text:s text:c="8"/>printHtmlFooter(out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void doGet(HttpServletRequest request, HttpServletResponse response) throws ServletException, IOException {</text:span></text:p>
      <text:p text:style-name="P1"><text:span text:style-name="T1"><text:s text:c="8"/>doPost(request, response);</text:span></text:p>
      <text:p text:style-name="P1"><text:span text:style-name="T1"><text:s text:c="4"/>}</text:span></text:p>
      <text:p text:style-name="P1"><text:span text:style-name="T1"><text:s text:c="8"/></text:span></text:p>
      <text:p text:style-name="P1"><text:span text:style-name="T1"><text:s text:c="4"/>private void printHtmlHeader(PrintWriter out) throws IOException {</text:span></text:p>
      <text:p text:style-name="P1"><text:span text:style-name="T1"><text:s text:c="8"/>out.println("&lt;body&gt;");</text:span></text:p>
      <text:p text:style-name="P1"><text:span text:style-name="T1"><text:s text:c="8"/>out.println("&lt;html&gt;");</text:span></text:p>
      <text:p text:style-name="P1"><text:span text:style-name="T1"><text:s text:c="8"/>out.println("&lt;head&gt;&lt;title&gt;" + TITLE + "&lt;/title&gt;&lt;/head&gt;");</text:span></text:p>
      <text:p text:style-name="P1"><text:span text:style-name="T1"><text:s text:c="8"/>out.println("&lt;center&gt;&lt;h1&gt;" + TITLE + "&lt;/h1&gt;&lt;/center&gt;");</text:span></text:p>
      <text:p text:style-name="P1"><text:span text:style-name="T1"><text:s text:c="8"/>out.println("&lt;p&gt;" + DESCRIPTION + "&lt;/p&gt;");</text:span></text:p>
      <text:p text:style-name="P1"><text:span text:style-name="T1"><text:s text:c="8"/>out.println("&lt;/hr&gt;");</text:span></text:p>
      <text:p text:style-name="P1"><text:span text:style-name="T1"><text:s text:c="8"/>out.println("&lt;form action=\"LoginServlet\" method=\"POST\"&gt;");</text:span></text:p>
      <text:p text:style-name="P1"><text:span text:style-name="T1"><text:s text:c="8"/>out.println("&lt;table&gt;&lt;tbody&gt;");</text:span></text:p>
      <text:p text:style-name="P1"><text:span text:style-name="T1"><text:s text:c="8"/>out.println("&lt;tr&gt;&lt;td&gt;User Id:&lt;/td&gt;&lt;td&gt;&lt;input type=\"text\" name=\"user\"/&gt;&lt;/td&gt;&lt;/tr&gt;");</text:span></text:p>
      <text:p text:style-name="P1"><text:span text:style-name="T1"><text:s text:c="8"/>out.println("&lt;/tbody&gt;&lt;/table&gt;");</text:span></text:p>
      <text:p text:style-name="P1"><text:span text:style-name="T1"><text:s text:c="8"/>out.println("&lt;input name=\"action\" type=\"submit\" value=\"Go\"/&gt;");</text:span></text:p>
      <text:p text:style-name="P1"><text:span text:style-name="T1"><text:s text:c="8"/>out.println("&lt;/form&gt;");</text:span></text:p>
      <text:p text:style-name="P1"><text:span text:style-name="T1"><text:s text:c="8"/>out.println("&lt;hr/&gt;"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rivate void printHtmlFooter(PrintWriter out) throws IOException {</text:span></text:p>
      <text:p text:style-name="P1"><text:span text:style-name="T1"><text:s text:c="8"/>out.println("&lt;/html&gt;");</text:span></text:p>
      <text:p text:style-name="P1"><text:span text:style-name="T1"><text:s text:c="8"/>out.println("&lt;/body&gt;");</text:span></text:p>
      <text:p text:style-name="P1"><text:span text:style-name="T1"><text:s text:c="8"/>out.close(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package examples.servlet;</text:span></text:p>
      <text:p text:style-name="P1"><text:span text:style-name="T1"/></text:p>
      <text:p text:style-name="P1"><text:span text:style-name="T1">import java.io.IOException;</text:span></text:p>
      <text:p text:style-name="P1"><text:span text:style-name="T1">import java.io.PrintWriter;</text:span></text:p>
      <text:p text:style-name="P1"><text:span text:style-name="T1"/></text:p>
      <text:p text:style-name="P1"><text:span text:style-name="T1">import javax.servlet.ServletException;</text:span></text:p>
      <text:p text:style-name="P1"><text:span text:style-name="T1">import javax.servlet.http.HttpServlet;</text:span></text:p>
      <text:p text:style-name="P1"><text:span text:style-name="T1">import javax.servlet.http.HttpServletRequest;</text:span></text:p>
      <text:p text:style-name="P1"><text:span text:style-name="T1">import javax.servlet.http.HttpServletResponse;</text:span></text:p>
      <text:p text:style-name="P1"><text:span text:style-name="T1">import javax.servlet.annotation.WebServlet;</text:span></text:p>
      <text:p text:style-name="P1"><text:span text:style-name="T1">import javax.ejb.EJB;</text:span></text:p>
      <text:p text:style-name="P1"><text:span text:style-name="T1"/></text:p>
      <text:p text:style-name="P1"><text:span text:style-name="T1">import examples.stateless.DepartmentService;</text:span></text:p>
      <text:p text:style-name="P1"><text:span text:style-name="T1"/></text:p>
      <text:p text:style-name="P1"><text:span text:style-name="T1">@WebServlet(name="DepartmentServiceServlet", </text:span></text:p>
      <text:p text:style-name="P1"><text:span text:style-name="T1"><text:s text:c="12"/>urlPatterns="/DepartmentServiceServlet")</text:span></text:p>
      <text:p text:style-name="P1"><text:span text:style-name="T1">public class DepartmentServiceServlet extends HttpServlet {</text:span></text:p>
      <text:p text:style-name="P1"><text:span text:style-name="T1"/></text:p>
      <text:p text:style-name="P1"><text:span text:style-name="T1"><text:s text:c="4"/>private final String TITLE = </text:span></text:p>
      <text:p text:style-name="P1"><text:span text:style-name="T1"><text:s text:c="8"/>"Chapter 3: Dependency Lookup Example";</text:span></text:p>
      <text:p text:style-name="P1"><text:span text:style-name="T1"><text:s text:c="4"/></text:span></text:p>
      <text:p text:style-name="P1"><text:span text:style-name="T1"><text:s text:c="4"/>private final String DESCRIPTION = </text:span></text:p>
      <text:p text:style-name="P1"><text:span text:style-name="T1"><text:s text:c="8"/>"This example demonstrates InitialContext lookup of a dependency. &lt;/br&gt;" +</text:span></text:p>
      <text:p text:style-name="P1"><text:span text:style-name="T1"><text:s text:c="8"/>"Click the 'Audit' button.<text:s text:c="2"/>This will trigger a servlet client that invokes " +</text:span></text:p>
      <text:p text:style-name="P1"><text:span text:style-name="T1"><text:s text:c="8"/>"a SLSB. That SLSB in turn looks up another SLSB using an InitialContext.";</text:span></text:p>
      <text:p text:style-name="P1"><text:span text:style-name="T1"/></text:p>
      <text:p text:style-name="P1"><text:span text:style-name="T1"><text:s text:c="4"/>@EJB DepartmentService service;</text:span></text:p>
      <text:p text:style-name="P1"><text:span text:style-name="T1"/></text:p>
      <text:p text:style-name="P1"><text:span text:style-name="T1"><text:s text:c="4"/>public void doGet(HttpServletRequest request, HttpServletResponse response) throws ServletException, IOException {</text:span></text:p>
      <text:p text:style-name="P1"><text:span text:style-name="T1"><text:s text:c="8"/>doPost(request, response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void doPost(HttpServletRequest request, HttpServletResponse response) throws ServletException, IOException {</text:span></text:p>
      <text:p text:style-name="P1"><text:span text:style-name="T1"><text:s text:c="8"/>response.setContentType("text/html");</text:span></text:p>
      <text:p text:style-name="P1"><text:span text:style-name="T1"><text:s text:c="8"/>PrintWriter out = response.getWriter();</text:span></text:p>
      <text:p text:style-name="P1"><text:span text:style-name="T1"><text:s text:c="8"/>printHtmlHeader(out);</text:span></text:p>
      <text:p text:style-name="P1"><text:span text:style-name="T1"/></text:p>
      <text:p text:style-name="P1"><text:span text:style-name="T1"><text:s text:c="8"/>if (request.getParameter("action") != null) {</text:span></text:p>
      <text:p text:style-name="P1"><text:span text:style-name="T1"><text:s text:c="12"/>out.println("Result: " + service.performAudit())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printHtmlFooter(out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rivate void printHtmlHeader(PrintWriter out) throws IOException {</text:span></text:p>
      <text:p text:style-name="P1"><text:span text:style-name="T1"><text:s text:c="8"/>out.println("&lt;body&gt;");</text:span></text:p>
      <text:p text:style-name="P1"><text:span text:style-name="T1"><text:s text:c="8"/>out.println("&lt;html&gt;");</text:span></text:p>
      <text:p text:style-name="P1"><text:span text:style-name="T1"><text:s text:c="8"/>out.println("&lt;head&gt;&lt;title&gt;" + TITLE + "&lt;/title&gt;&lt;/head&gt;");</text:span></text:p>
      <text:p text:style-name="P1"><text:span text:style-name="T1"><text:s text:c="8"/>out.println("&lt;center&gt;&lt;h1&gt;" + TITLE + "&lt;/h1&gt;&lt;/center&gt;");</text:span></text:p>
      <text:p text:style-name="P1"><text:span text:style-name="T1"><text:s text:c="8"/>out.println("&lt;p&gt;" + DESCRIPTION + "&lt;/p&gt;");</text:span></text:p>
      <text:p text:style-name="P1"><text:span text:style-name="T1"><text:s text:c="8"/>out.println("&lt;/hr&gt;");</text:span></text:p>
      <text:p text:style-name="P1"><text:span text:style-name="T1"><text:s text:c="8"/>out.println("&lt;form action=\"DepartmentServiceServlet\" method=\"POST\"&gt;");</text:span></text:p>
      <text:p text:style-name="P1"><text:span text:style-name="T1"><text:s text:c="8"/>out.println("&lt;input name=\"action\" type=\"submit\" value=\"Audit\"/&gt;");</text:span></text:p>
      <text:p text:style-name="P1"><text:span text:style-name="T1"><text:s text:c="8"/>out.println("&lt;/form&gt;");</text:span></text:p>
      <text:p text:style-name="P1"><text:span text:style-name="T1"><text:s text:c="8"/>out.println("&lt;hr/&gt;");</text:span></text:p>
      <text:p text:style-name="P1"><text:span text:style-name="T1"><text:s text:c="4"/>}</text:span></text:p>
      <text:p text:style-name="P1"><text:span text:style-name="T1"><text:s text:c="8"/></text:span></text:p>
      <text:p text:style-name="P1"><text:span text:style-name="T1"><text:s text:c="4"/>private void printHtmlFooter(PrintWriter out) throws IOException {</text:span></text:p>
      <text:p text:style-name="P1"><text:span text:style-name="T1"><text:s text:c="8"/>out.println("&lt;/html&gt;");</text:span></text:p>
      <text:p text:style-name="P1"><text:span text:style-name="T1"><text:s text:c="8"/>out.println("&lt;/body&gt;");</text:span></text:p>
      <text:p text:style-name="P1"><text:span text:style-name="T1"><text:s text:c="8"/>out.close();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